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Mono" officeooo:rsid="000662dc" officeooo:paragraph-rsid="0008401f"/>
    </style:style>
    <style:style style:name="P2" style:family="paragraph" style:parent-style-name="Standard">
      <style:paragraph-properties fo:text-align="center" style:justify-single-word="false"/>
      <style:text-properties style:font-name="FreeMono" fo:font-weight="bold" officeooo:rsid="000662dc" officeooo:paragraph-rsid="000662d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Mono" officeooo:rsid="0008401f" officeooo:paragraph-rsid="0008401f"/>
    </style:style>
    <style:style style:name="T1" style:family="text">
      <style:text-properties officeooo:rsid="000840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ject Detection Guide </text:p>
      <text:p text:style-name="P1"><text:span text:style-name="T1">Largely based on this website,</text:span> <text:a xlink:type="simple" xlink:href="https://pythonprogramming.net/introduction-use-tensorflow-object-detection-api-tutorial/" text:style-name="Internet_20_link" text:visited-style-name="Visited_20_Internet_20_Link"><text:span text:style-name="T1">https://pythonprogramming.net/introduction-use-tensorflow-object-detection-api-tutorial/</text:span></text:a><text:span text:style-name="T1"> </text:span>I tried creating a guide for object detectio<text:span text:style-name="T1">n. </text:span></text:p>
      <text:p text:style-name="P1"/>
      <text:p text:style-name="P3">Notes to myself: </text:p>
      <text:p text:style-name="P3">- first follow the script</text:p>
      <text:p text:style-name="P3">- if I get stuck, then watch the video (I keep falling asleep when watching videos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7:56:50.891025775</meta:creation-date>
    <dc:date>2018-07-09T18:03:36.974395779</dc:date>
    <meta:editing-duration>PT6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41" meta:character-count="315" meta:non-whitespace-character-count="276"/>
  </office:meta>
</office:document-meta>
</file>